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99975" calcext:value-type="float">
            <text:p>2.294</text:p>
          </table:table-cell>
          <table:table-cell office:value-type="float" office:value="2.46796016666667" calcext:value-type="float">
            <text:p>2.46796</text:p>
          </table:table-cell>
          <table:table-cell office:value-type="float" office:value="4.296803" calcext:value-type="float">
            <text:p>4.29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419016666667" calcext:value-type="float">
            <text:p>2.29419</text:p>
          </table:table-cell>
          <table:table-cell office:value-type="float" office:value="2.44039808333333" calcext:value-type="float">
            <text:p>2.4404</text:p>
          </table:table-cell>
          <table:table-cell office:value-type="float" office:value="4.584444" calcext:value-type="float">
            <text:p>4.584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016008333333" calcext:value-type="float">
            <text:p>2.28016</text:p>
          </table:table-cell>
          <table:table-cell office:value-type="float" office:value="2.37849008333333" calcext:value-type="float">
            <text:p>2.37849</text:p>
          </table:table-cell>
          <table:table-cell office:value-type="float" office:value="4.054046" calcext:value-type="float">
            <text:p>4.05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022841666667" calcext:value-type="float">
            <text:p>2.21023</text:p>
          </table:table-cell>
          <table:table-cell office:value-type="float" office:value="2.36002216666667" calcext:value-type="float">
            <text:p>2.36002</text:p>
          </table:table-cell>
          <table:table-cell office:value-type="float" office:value="3.877033" calcext:value-type="float">
            <text:p>3.87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2311" calcext:value-type="float">
            <text:p>2.18231</text:p>
          </table:table-cell>
          <table:table-cell office:value-type="float" office:value="2.34686016666667" calcext:value-type="float">
            <text:p>2.34686</text:p>
          </table:table-cell>
          <table:table-cell office:value-type="float" office:value="3.183308" calcext:value-type="float">
            <text:p>3.183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8362708333333" calcext:value-type="float">
            <text:p>2.18363</text:p>
          </table:table-cell>
          <table:table-cell office:value-type="float" office:value="2.33088958333333" calcext:value-type="float">
            <text:p>2.33089</text:p>
          </table:table-cell>
          <table:table-cell office:value-type="float" office:value="3.118748" calcext:value-type="float">
            <text:p>3.118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54625" calcext:value-type="float">
            <text:p>2.32546</text:p>
          </table:table-cell>
          <table:table-cell office:value-type="float" office:value="2.47778666666667" calcext:value-type="float">
            <text:p>2.47779</text:p>
          </table:table-cell>
          <table:table-cell office:value-type="float" office:value="4.904039" calcext:value-type="float">
            <text:p>4.904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93133333333" calcext:value-type="float">
            <text:p>2.22993</text:p>
          </table:table-cell>
          <table:table-cell office:value-type="float" office:value="2.32102675" calcext:value-type="float">
            <text:p>2.32103</text:p>
          </table:table-cell>
          <table:table-cell office:value-type="float" office:value="3.962227" calcext:value-type="float">
            <text:p>3.962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82108333333" calcext:value-type="float">
            <text:p>2.22682</text:p>
          </table:table-cell>
          <table:table-cell office:value-type="float" office:value="2.32074941666667" calcext:value-type="float">
            <text:p>2.32075</text:p>
          </table:table-cell>
          <table:table-cell office:value-type="float" office:value="3.691902" calcext:value-type="float">
            <text:p>3.69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99258333333" calcext:value-type="float">
            <text:p>2.29199</text:p>
          </table:table-cell>
          <table:table-cell office:value-type="float" office:value="2.32015841666667" calcext:value-type="float">
            <text:p>2.32016</text:p>
          </table:table-cell>
          <table:table-cell office:value-type="float" office:value="3.899601" calcext:value-type="float">
            <text:p>3.89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757" calcext:value-type="float">
            <text:p>2.22276</text:p>
          </table:table-cell>
          <table:table-cell office:value-type="float" office:value="2.31276033333333" calcext:value-type="float">
            <text:p>2.31276</text:p>
          </table:table-cell>
          <table:table-cell office:value-type="float" office:value="3.46375" calcext:value-type="float">
            <text:p>3.463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9130075" calcext:value-type="float">
            <text:p>2.2913</text:p>
          </table:table-cell>
          <table:table-cell office:value-type="float" office:value="2.33009825" calcext:value-type="float">
            <text:p>2.3301</text:p>
          </table:table-cell>
          <table:table-cell office:value-type="float" office:value="3.890343" calcext:value-type="float">
            <text:p>3.890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51305" calcext:value-type="float">
            <text:p>2.24513</text:p>
          </table:table-cell>
          <table:table-cell office:value-type="float" office:value="2.281803" calcext:value-type="float">
            <text:p>2.2818</text:p>
          </table:table-cell>
          <table:table-cell office:value-type="float" office:value="3.337815" calcext:value-type="float">
            <text:p>3.33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9885" calcext:value-type="float">
            <text:p>2.21399</text:p>
          </table:table-cell>
          <table:table-cell office:value-type="float" office:value="2.27511516666667" calcext:value-type="float">
            <text:p>2.27512</text:p>
          </table:table-cell>
          <table:table-cell office:value-type="float" office:value="3.349592" calcext:value-type="float">
            <text:p>3.349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55216666667" calcext:value-type="float">
            <text:p>2.26855</text:p>
          </table:table-cell>
          <table:table-cell office:value-type="float" office:value="2.26362508333333" calcext:value-type="float">
            <text:p>2.26363</text:p>
          </table:table-cell>
          <table:table-cell office:value-type="float" office:value="3.316344" calcext:value-type="float">
            <text:p>3.316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70616666667" calcext:value-type="float">
            <text:p>2.25571</text:p>
          </table:table-cell>
          <table:table-cell office:value-type="float" office:value="2.44627033333333" calcext:value-type="float">
            <text:p>2.44627</text:p>
          </table:table-cell>
          <table:table-cell office:value-type="float" office:value="4.272678" calcext:value-type="float">
            <text:p>4.27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193641666667" calcext:value-type="float">
            <text:p>2.25194</text:p>
          </table:table-cell>
          <table:table-cell office:value-type="float" office:value="2.39535266666667" calcext:value-type="float">
            <text:p>2.39535</text:p>
          </table:table-cell>
          <table:table-cell office:value-type="float" office:value="3.655069" calcext:value-type="float">
            <text:p>3.65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16741666667" calcext:value-type="float">
            <text:p>2.20817</text:p>
          </table:table-cell>
          <table:table-cell office:value-type="float" office:value="2.2513195" calcext:value-type="float">
            <text:p>2.25132</text:p>
          </table:table-cell>
          <table:table-cell office:value-type="float" office:value="3.574796" calcext:value-type="float">
            <text:p>3.57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21341666667" calcext:value-type="float">
            <text:p>2.24821</text:p>
          </table:table-cell>
          <table:table-cell office:value-type="float" office:value="2.29712758333333" calcext:value-type="float">
            <text:p>2.29713</text:p>
          </table:table-cell>
          <table:table-cell office:value-type="float" office:value="4.019094" calcext:value-type="float">
            <text:p>4.019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3475" calcext:value-type="float">
            <text:p>2.24635</text:p>
          </table:table-cell>
          <table:table-cell office:value-type="float" office:value="2.32844375" calcext:value-type="float">
            <text:p>2.32844</text:p>
          </table:table-cell>
          <table:table-cell office:value-type="float" office:value="3.89853" calcext:value-type="float">
            <text:p>3.898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452825" calcext:value-type="float">
            <text:p>2.24453</text:p>
          </table:table-cell>
          <table:table-cell office:value-type="float" office:value="2.45844491666667" calcext:value-type="float">
            <text:p>2.45844</text:p>
          </table:table-cell>
          <table:table-cell office:value-type="float" office:value="4.082516" calcext:value-type="float">
            <text:p>4.082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47183333333" calcext:value-type="float">
            <text:p>2.24447</text:p>
          </table:table-cell>
          <table:table-cell office:value-type="float" office:value="2.33759475" calcext:value-type="float">
            <text:p>2.33759</text:p>
          </table:table-cell>
          <table:table-cell office:value-type="float" office:value="4.124401" calcext:value-type="float">
            <text:p>4.1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372" calcext:value-type="float">
            <text:p>2.24437</text:p>
          </table:table-cell>
          <table:table-cell office:value-type="float" office:value="2.27577991666667" calcext:value-type="float">
            <text:p>2.27578</text:p>
          </table:table-cell>
          <table:table-cell office:value-type="float" office:value="3.858173" calcext:value-type="float">
            <text:p>3.858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95766666667" calcext:value-type="float">
            <text:p>2.24396</text:p>
          </table:table-cell>
          <table:table-cell office:value-type="float" office:value="2.41698766666667" calcext:value-type="float">
            <text:p>2.41699</text:p>
          </table:table-cell>
          <table:table-cell office:value-type="float" office:value="4.094293" calcext:value-type="float">
            <text:p>4.09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95116666667" calcext:value-type="float">
            <text:p>2.24295</text:p>
          </table:table-cell>
          <table:table-cell office:value-type="float" office:value="2.331237" calcext:value-type="float">
            <text:p>2.33124</text:p>
          </table:table-cell>
          <table:table-cell office:value-type="float" office:value="3.749342" calcext:value-type="float">
            <text:p>3.749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81225" calcext:value-type="float">
            <text:p>2.24181</text:p>
          </table:table-cell>
          <table:table-cell office:value-type="float" office:value="2.3796485" calcext:value-type="float">
            <text:p>2.37965</text:p>
          </table:table-cell>
          <table:table-cell office:value-type="float" office:value="3.956583" calcext:value-type="float">
            <text:p>3.956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044" calcext:value-type="float">
            <text:p>2.24004</text:p>
          </table:table-cell>
          <table:table-cell office:value-type="float" office:value="2.3344165" calcext:value-type="float">
            <text:p>2.33442</text:p>
          </table:table-cell>
          <table:table-cell office:value-type="float" office:value="3.62931" calcext:value-type="float">
            <text:p>3.629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825683333333" calcext:value-type="float">
            <text:p>2.23826</text:p>
          </table:table-cell>
          <table:table-cell office:value-type="float" office:value="2.28090266666667" calcext:value-type="float">
            <text:p>2.2809</text:p>
          </table:table-cell>
          <table:table-cell office:value-type="float" office:value="3.876306" calcext:value-type="float">
            <text:p>3.876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39683333333" calcext:value-type="float">
            <text:p>2.2304</text:p>
          </table:table-cell>
          <table:table-cell office:value-type="float" office:value="2.42474183333333" calcext:value-type="float">
            <text:p>2.42474</text:p>
          </table:table-cell>
          <table:table-cell office:value-type="float" office:value="3.783989" calcext:value-type="float">
            <text:p>3.78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2335" calcext:value-type="float">
            <text:p>2.22623</text:p>
          </table:table-cell>
          <table:table-cell office:value-type="float" office:value="2.28357433333333" calcext:value-type="float">
            <text:p>2.28357</text:p>
          </table:table-cell>
          <table:table-cell office:value-type="float" office:value="3.388702" calcext:value-type="float">
            <text:p>3.38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79758333333" calcext:value-type="float">
            <text:p>2.2258</text:p>
          </table:table-cell>
          <table:table-cell office:value-type="float" office:value="2.28053008333333" calcext:value-type="float">
            <text:p>2.28053</text:p>
          </table:table-cell>
          <table:table-cell office:value-type="float" office:value="3.122879" calcext:value-type="float">
            <text:p>3.122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1595" calcext:value-type="float">
            <text:p>2.22516</text:p>
          </table:table-cell>
          <table:table-cell office:value-type="float" office:value="2.399327" calcext:value-type="float">
            <text:p>2.39933</text:p>
          </table:table-cell>
          <table:table-cell office:value-type="float" office:value="4.267362" calcext:value-type="float">
            <text:p>4.267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239691666667" calcext:value-type="float">
            <text:p>2.2224</text:p>
          </table:table-cell>
          <table:table-cell office:value-type="float" office:value="2.36509066666667" calcext:value-type="float">
            <text:p>2.36509</text:p>
          </table:table-cell>
          <table:table-cell office:value-type="float" office:value="4.052125" calcext:value-type="float">
            <text:p>4.052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22716666667" calcext:value-type="float">
            <text:p>2.22123</text:p>
          </table:table-cell>
          <table:table-cell office:value-type="float" office:value="2.38813758333333" calcext:value-type="float">
            <text:p>2.38814</text:p>
          </table:table-cell>
          <table:table-cell office:value-type="float" office:value="3.833568" calcext:value-type="float">
            <text:p>3.833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28666666667" calcext:value-type="float">
            <text:p>2.21229</text:p>
          </table:table-cell>
          <table:table-cell office:value-type="float" office:value="2.30981875" calcext:value-type="float">
            <text:p>2.30982</text:p>
          </table:table-cell>
          <table:table-cell office:value-type="float" office:value="3.719252" calcext:value-type="float">
            <text:p>3.719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068366666667" calcext:value-type="float">
            <text:p>2.21068</text:p>
          </table:table-cell>
          <table:table-cell office:value-type="float" office:value="2.35103241666667" calcext:value-type="float">
            <text:p>2.35103</text:p>
          </table:table-cell>
          <table:table-cell office:value-type="float" office:value="3.529366" calcext:value-type="float">
            <text:p>3.529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9155" calcext:value-type="float">
            <text:p>2.22092</text:p>
          </table:table-cell>
          <table:table-cell office:value-type="float" office:value="2.20941466666667" calcext:value-type="float">
            <text:p>2.20941</text:p>
          </table:table-cell>
          <table:table-cell office:value-type="float" office:value="2.77127" calcext:value-type="float">
            <text:p>2.771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69083333333" calcext:value-type="float">
            <text:p>2.20769</text:p>
          </table:table-cell>
          <table:table-cell office:value-type="float" office:value="2.23801083333333" calcext:value-type="float">
            <text:p>2.23801</text:p>
          </table:table-cell>
          <table:table-cell office:value-type="float" office:value="3.193841" calcext:value-type="float">
            <text:p>3.193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906" calcext:value-type="float">
            <text:p>2.19791</text:p>
          </table:table-cell>
          <table:table-cell office:value-type="float" office:value="2.37124975" calcext:value-type="float">
            <text:p>2.37125</text:p>
          </table:table-cell>
          <table:table-cell office:value-type="float" office:value="3.882153" calcext:value-type="float">
            <text:p>3.882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82191666667" calcext:value-type="float">
            <text:p>2.19482</text:p>
          </table:table-cell>
          <table:table-cell office:value-type="float" office:value="2.25820233333333" calcext:value-type="float">
            <text:p>2.2582</text:p>
          </table:table-cell>
          <table:table-cell office:value-type="float" office:value="3.201597" calcext:value-type="float">
            <text:p>3.20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9535" calcext:value-type="float">
            <text:p>2.19395</text:p>
          </table:table-cell>
          <table:table-cell office:value-type="float" office:value="2.270186" calcext:value-type="float">
            <text:p>2.27019</text:p>
          </table:table-cell>
          <table:table-cell office:value-type="float" office:value="3.612939" calcext:value-type="float">
            <text:p>3.612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33283333333" calcext:value-type="float">
            <text:p>2.19033</text:p>
          </table:table-cell>
          <table:table-cell office:value-type="float" office:value="2.1775395" calcext:value-type="float">
            <text:p>2.17754</text:p>
          </table:table-cell>
          <table:table-cell office:value-type="float" office:value="2.981812" calcext:value-type="float">
            <text:p>2.981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81941666667" calcext:value-type="float">
            <text:p>2.18782</text:p>
          </table:table-cell>
          <table:table-cell office:value-type="float" office:value="2.25922525" calcext:value-type="float">
            <text:p>2.25923</text:p>
          </table:table-cell>
          <table:table-cell office:value-type="float" office:value="2.983202" calcext:value-type="float">
            <text:p>2.98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39508333333" calcext:value-type="float">
            <text:p>2.1864</text:p>
          </table:table-cell>
          <table:table-cell office:value-type="float" office:value="2.235308" calcext:value-type="float">
            <text:p>2.23531</text:p>
          </table:table-cell>
          <table:table-cell office:value-type="float" office:value="3.435766" calcext:value-type="float">
            <text:p>3.435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632941666667" calcext:value-type="float">
            <text:p>2.18633</text:p>
          </table:table-cell>
          <table:table-cell office:value-type="float" office:value="2.33825108333333" calcext:value-type="float">
            <text:p>2.33825</text:p>
          </table:table-cell>
          <table:table-cell office:value-type="float" office:value="3.417672" calcext:value-type="float">
            <text:p>3.41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78633333333" calcext:value-type="float">
            <text:p>2.18579</text:p>
          </table:table-cell>
          <table:table-cell office:value-type="float" office:value="2.35847675" calcext:value-type="float">
            <text:p>2.35848</text:p>
          </table:table-cell>
          <table:table-cell office:value-type="float" office:value="3.327427" calcext:value-type="float">
            <text:p>3.327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370441666667" calcext:value-type="float">
            <text:p>2.1837</text:p>
          </table:table-cell>
          <table:table-cell office:value-type="float" office:value="2.352459" calcext:value-type="float">
            <text:p>2.35246</text:p>
          </table:table-cell>
          <table:table-cell office:value-type="float" office:value="3.534473" calcext:value-type="float">
            <text:p>3.534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35808333333" calcext:value-type="float">
            <text:p>2.17836</text:p>
          </table:table-cell>
          <table:table-cell office:value-type="float" office:value="2.29250766666667" calcext:value-type="float">
            <text:p>2.29251</text:p>
          </table:table-cell>
          <table:table-cell office:value-type="float" office:value="3.352494" calcext:value-type="float">
            <text:p>3.352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37408333333" calcext:value-type="float">
            <text:p>2.15137</text:p>
          </table:table-cell>
          <table:table-cell office:value-type="float" office:value="2.17812908333333" calcext:value-type="float">
            <text:p>2.17813</text:p>
          </table:table-cell>
          <table:table-cell office:value-type="float" office:value="2.524397" calcext:value-type="float">
            <text:p>2.5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952008333333" calcext:value-type="float">
            <text:p>2.16952</text:p>
          </table:table-cell>
          <table:table-cell office:value-type="float" office:value="2.2052555" calcext:value-type="float">
            <text:p>2.20526</text:p>
          </table:table-cell>
          <table:table-cell office:value-type="float" office:value="2.753224" calcext:value-type="float">
            <text:p>2.753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66758333333" calcext:value-type="float">
            <text:p>2.16767</text:p>
          </table:table-cell>
          <table:table-cell office:value-type="float" office:value="2.14110841666667" calcext:value-type="float">
            <text:p>2.14111</text:p>
          </table:table-cell>
          <table:table-cell office:value-type="float" office:value="2.858673" calcext:value-type="float">
            <text:p>2.858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818" calcext:value-type="float">
            <text:p>2.16382</text:p>
          </table:table-cell>
          <table:table-cell office:value-type="float" office:value="2.21327341666667" calcext:value-type="float">
            <text:p>2.21327</text:p>
          </table:table-cell>
          <table:table-cell office:value-type="float" office:value="2.746214" calcext:value-type="float">
            <text:p>2.746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328125" calcext:value-type="float">
            <text:p>2.16328</text:p>
          </table:table-cell>
          <table:table-cell office:value-type="float" office:value="2.21450916666667" calcext:value-type="float">
            <text:p>2.21451</text:p>
          </table:table-cell>
          <table:table-cell office:value-type="float" office:value="2.975411" calcext:value-type="float">
            <text:p>2.975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99866666667" calcext:value-type="float">
            <text:p>2.163</text:p>
          </table:table-cell>
          <table:table-cell office:value-type="float" office:value="2.26883783333333" calcext:value-type="float">
            <text:p>2.26884</text:p>
          </table:table-cell>
          <table:table-cell office:value-type="float" office:value="3.678876" calcext:value-type="float">
            <text:p>3.678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938508333333" calcext:value-type="float">
            <text:p>2.15939</text:p>
          </table:table-cell>
          <table:table-cell office:value-type="float" office:value="2.21814925" calcext:value-type="float">
            <text:p>2.21815</text:p>
          </table:table-cell>
          <table:table-cell office:value-type="float" office:value="2.86414" calcext:value-type="float">
            <text:p>2.864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86558333333" calcext:value-type="float">
            <text:p>2.14987</text:p>
          </table:table-cell>
          <table:table-cell office:value-type="float" office:value="2.20709225" calcext:value-type="float">
            <text:p>2.20709</text:p>
          </table:table-cell>
          <table:table-cell office:value-type="float" office:value="2.710825" calcext:value-type="float">
            <text:p>2.710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436816666667" calcext:value-type="float">
            <text:p>2.14437</text:p>
          </table:table-cell>
          <table:table-cell office:value-type="float" office:value="2.25677108333333" calcext:value-type="float">
            <text:p>2.25677</text:p>
          </table:table-cell>
          <table:table-cell office:value-type="float" office:value="2.860437" calcext:value-type="float">
            <text:p>2.860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420983333333" calcext:value-type="float">
            <text:p>2.14421</text:p>
          </table:table-cell>
          <table:table-cell office:value-type="float" office:value="2.03949233333333" calcext:value-type="float">
            <text:p>2.03949</text:p>
          </table:table-cell>
          <table:table-cell office:value-type="float" office:value="2.864972" calcext:value-type="float">
            <text:p>2.864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55875" calcext:value-type="float">
            <text:p>2.14056</text:p>
          </table:table-cell>
          <table:table-cell office:value-type="float" office:value="2.03968166666667" calcext:value-type="float">
            <text:p>2.03968</text:p>
          </table:table-cell>
          <table:table-cell office:value-type="float" office:value="2.748209" calcext:value-type="float">
            <text:p>2.748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8975" calcext:value-type="float">
            <text:p>2.1319</text:p>
          </table:table-cell>
          <table:table-cell office:value-type="float" office:value="2.21951958333333" calcext:value-type="float">
            <text:p>2.21952</text:p>
          </table:table-cell>
          <table:table-cell office:value-type="float" office:value="3.226087" calcext:value-type="float">
            <text:p>3.226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0" calcext:value-type="float">
            <text:p>0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5" calcext:value-type="float">
            <text:p>5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5" calcext:value-type="float">
            <text:p>5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5" calcext:value-type="float">
            <text:p>5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2:39.057932372</dc:date>
    <meta:document-statistic meta:table-count="1" meta:cell-count="4641" meta:object-count="0"/>
    <meta:generator>LibreOffice/4.2.8.2$Linux_X86_64 LibreOffice_project/420m0$Build-2</meta:generator>
  </office:meta>
</office:document-meta>
</file>